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odern Christian Thought</text:title></text:p>
      <text:p text:style-name="OrgTitle"/>
      <text:p text:style-name="OrgSubtitle"><text:initial-creator>Prof. Hathaway</text:initial-creator></text:p>
      <text:p text:style-name="OrgSubtitle"/>
      <text:p text:style-name="OrgSubtitle">Spring 2021</text:p>
      <text:p text:style-name="OrgSubtitle"/>
      <text:h text:style-name="Heading_20_1_unnumbered" text:outline-level="1" text:is-list-header="true">
<text:bookmark-start text:name="OrgXref.org9cbe1c5"/>
<text:bookmark text:name="org9cbe1c5"/>Figures to highlight
<text:bookmark-end text:name="OrgXref.org9cbe1c5"/></text:h>
      <text:list text:style-name="OrgBulletedList" text:continue-numbering="false">
        <text:list-item>
          <text:p text:style-name="Text_20_body">Luther
</text:p>
        </text:list-item>
        <text:list-item>
          <text:p text:style-name="Text_20_body">Calvin
</text:p>
        </text:list-item>
        <text:list-item>
          <text:p text:style-name="Text_20_body">Trent
</text:p>
        </text:list-item>
        <text:list-item>
          <text:p text:style-name="Text_20_body">Ignatius
</text:p>
        </text:list-item>
        <text:list-item>
          <text:p text:style-name="Text_20_body">Teresa of Avila
</text:p>
        </text:list-item>
        <text:list-item>
          <text:p text:style-name="Text_20_body">Pascal
</text:p>
        </text:list-item>
        <text:list-item>
          <text:p text:style-name="Text_20_body">John Knox
</text:p>
        </text:list-item>
        <text:list-item>
          <text:p text:style-name="Text_20_body">Richard Hooker
</text:p>
        </text:list-item>
        <text:list-item>
          <text:p text:style-name="Text_20_body">John Locke
</text:p>
        </text:list-item>
        <text:list-item>
          <text:p text:style-name="Text_20_body">John Wesley
</text:p>
        </text:list-item>
        <text:list-item>
          <text:p text:style-name="Text_20_body">I. Kant
</text:p>
        </text:list-item>
        <text:list-item>
          <text:p text:style-name="Text_20_body">John Winthrop
</text:p>
        </text:list-item>
        <text:list-item>
          <text:p text:style-name="Text_20_body">Jonathan Edwards
</text:p>
        </text:list-item>
        <text:list-item>
          <text:p text:style-name="Text_20_body">Grimke
</text:p>
        </text:list-item>
        <text:list-item>
          <text:p text:style-name="Text_20_body">Schleiermacher?
</text:p>
        </text:list-item>
        <text:list-item>
          <text:p text:style-name="Text_20_body">1st Vatican Council
</text:p>
        </text:list-item>
        <text:list-item>
          <text:p text:style-name="Text_20_body">Albert Schweitzer
</text:p>
        </text:list-item>
        <text:list-item>
          <text:p text:style-name="Text_20_body">Karl Barth
</text:p>
        </text:list-item>
        <text:list-item>
          <text:p text:style-name="Text_20_body">Bohoeffer
</text:p>
        </text:list-item>
        <text:list-item>
          <text:p text:style-name="Text_20_body">Niebuhr
</text:p>
        </text:list-item>
        <text:list-item>
          <text:p text:style-name="Text_20_body">Bultmann
</text:p>
        </text:list-item>
        <text:list-item>
          <text:p text:style-name="Text_20_body">Tillich
</text:p>
        </text:list-item>
        <text:list-item>
          <text:p text:style-name="Text_20_body">2nd Vatican Council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rof. Hathaway</dc:creator>
    <meta:initial-creator>Prof. Hathaway</meta:initial-creator>
    <dc:date>2020-10-22T22:15:00</dc:date>
    <meta:creation-date>2020-10-22T22:15:00</meta:creation-date>
    <meta:generator>Emacs 26.1 (Org mode 9.3.7)</meta:generator>
    <meta:keyword/>
    <dc:subject/>
    <dc:title>Modern Christian Thought</dc:title>
  </office:meta>
</office:document-meta>
</file>